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5.61mm"/>
    </style:style>
    <style:style style:name="co2" style:family="table-column">
      <style:table-column-properties fo:break-before="auto" style:column-width="11.8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value-type" style:repeat-content="false"/>
      <style:paragraph-properties fo:margin-left="0mm"/>
    </style:style>
    <style:style style:name="ce4" style:family="table-cell" style:parent-style-name="Default">
      <style:table-cell-properties style:text-align-source="value-type" style:repeat-content="false"/>
      <style:paragraph-properties fo:margin-left="0mm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3"/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alcoli per il disegno delle copertin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Dimensioni libro finito (mm)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larghezza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ltezza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agine</text:p>
          </table:table-cell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/mq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ascia bass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ascia alt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ascia verticale</text:p>
          </table:table-cell>
          <table:table-cell table:formula="of:=237/1.6180339887" office:value-type="float" office:value="146.474055338242" calcext:value-type="float">
            <text:p>146,474055338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Immagin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cala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osizione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otazion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4"/>
        </table:table-row>
        <table:table-row table:style-name="ro1">
          <table:table-cell table:style-name="ce3" office:value-type="string" calcext:value-type="string">
            <text:p>Scritt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Dim</text:p>
          </table:table-cell>
          <table:table-cell/>
        </table:table-row>
        <table:table-row table:style-name="ro1">
          <table:table-cell table:style-name="ce2" office:value-type="string" calcext:value-type="string">
            <text:p>Editore</text:p>
          </table:table-cell>
          <table:table-cell office:value-type="float" office:value="291.61" calcext:value-type="float">
            <text:p>291,61</text:p>
          </table:table-cell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itolo</text:p>
          </table:table-cell>
          <table:table-cell office:value-type="float" office:value="268.36" calcext:value-type="float">
            <text:p>268,36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sta</text:p>
          </table:table-cell>
          <table:table-cell office:value-type="float" office:value="218" calcext:value-type="float">
            <text:p>21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dizione</text:p>
          </table:table-cell>
          <table:table-cell office:value-type="float" office:value="304.76" calcext:value-type="float">
            <text:p>304,76</text:p>
          </table:table-cell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uarta sopra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C-BY-SA</text:p>
          </table:table-cell>
          <table:table-cell office:value-type="float" office:value="93.215" calcext:value-type="float">
            <text:p>93,215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uarta sotto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sbn</text:p>
          </table:table-cell>
          <table:table-cell office:value-type="float" office:value="83.673" calcext:value-type="float">
            <text:p>83,67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4"/>
        </table:table-row>
        <table:table-row table:style-name="ro1">
          <table:table-cell table:style-name="ce2" office:value-type="string" calcext:value-type="string">
            <text:p>smarginatur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pessore linee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 table:number-rows-repeated="2">
          <table:table-cell table:style-name="ce2"/>
          <table:table-cell table:number-columns-repeated="4"/>
        </table:table-row>
        <table:table-row table:style-name="ro1">
          <table:table-cell table:style-name="ce4" office:value-type="string" calcext:value-type="string">
            <text:p>Campi calcolati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orso</text:p>
          </table:table-cell>
          <table:table-cell table:formula="of:=VLOOKUP([.B6]+15; [tabelle.A4:.D32]; [.B7]/10-6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ag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hezza</text:p>
          </table:table-cell>
          <table:table-cell table:formula="of:=[.B4]*2+[.B31]+4*[.B26]"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zza</text:p>
          </table:table-cell>
          <table:table-cell table:formula="of:=[.B5]+4*[.B26]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gni di taglio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Oo</text:p>
          </table:table-cell>
          <table:table-cell office:value-type="float" office:value="0" calcext:value-type="float">
            <text:p>0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SOs</text:p>
          </table:table-cell>
          <table:table-cell table:formula="of:=[.B26]*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table:formula="of:=[.B33]-[.B26]*2"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e</text:p>
          </table:table-cell>
          <table:table-cell table:formula="of:=[.B33]-[.B26]" office:value-type="float" office:value="434" calcext:value-type="float">
            <text:p>434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NEe</text:p>
          </table:table-cell>
          <table:table-cell table:formula="of:=[.B33]-[.B26]" office:value-type="float" office:value="434" calcext:value-type="float">
            <text:p>434</text:p>
          </table:table-cell>
          <table:table-cell table:formula="of:=[.B34]-2*[.B26]" office:value-type="float" office:value="287" calcext:value-type="float">
            <text:p>287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NEn</text:p>
          </table:table-cell>
          <table:table-cell table:formula="of:=[.B33]-2*[.B26]" office:value-type="float" office:value="429" calcext:value-type="float">
            <text:p>429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n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o</text:p>
          </table:table-cell>
          <table:table-cell office:value-type="float" office:value="0" calcext:value-type="float">
            <text:p>0</text:p>
          </table:table-cell>
          <table:table-cell table:formula="of:=[.B34]-2*[.B26]" office:value-type="float" office:value="287" calcext:value-type="float">
            <text:p>287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gni di cordonatura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table:formula="of:=[.B4]+2*[.B26]"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table:formula="of:=2*[.B26]+[.B4]+[.B31]"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table:formula="of:=[.B4]+2*[.B26]" office:value-type="float" office:value="210" calcext:value-type="float">
            <text:p>21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table:formula="of:=2*[.B26]+[.B4]+[.B31]" office:value-type="float" office:value="229" calcext:value-type="float">
            <text:p>229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Fascia bassa</text:p>
          </table:table-cell>
          <table:table-cell table:formula="of:=[.B26]" office:value-type="float" office:value="5" calcext:value-type="float">
            <text:p>5</text:p>
          </table:table-cell>
          <table:table-cell table:formula="of:=[.B26]" office:value-type="float" office:value="5" calcext:value-type="float">
            <text:p>5</text:p>
          </table:table-cell>
          <table:table-cell table:formula="of:=[.B33]-2*[.B26]" office:value-type="float" office:value="429" calcext:value-type="float">
            <text:p>429</text:p>
          </table:table-cell>
          <table:table-cell table:formula="of:=[.B8]+[.B26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scia alta</text:p>
          </table:table-cell>
          <table:table-cell table:formula="of:=[.B26]" office:value-type="float" office:value="5" calcext:value-type="float">
            <text:p>5</text:p>
          </table:table-cell>
          <table:table-cell table:formula="of:=[.B34]-2*[.B26]-[.B9]" office:value-type="float" office:value="267" calcext:value-type="float">
            <text:p>267</text:p>
          </table:table-cell>
          <table:table-cell table:formula="of:=[.B33]-2*[.B26]" office:value-type="float" office:value="429" calcext:value-type="float">
            <text:p>429</text:p>
          </table:table-cell>
          <table:table-cell table:formula="of:=[.B9]+[.B26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scia verticale</text:p>
          </table:table-cell>
          <table:table-cell table:formula="of:=[.B33]-2*[.B26]-[.B4]/2-[.B10]/2" office:value-type="float" office:value="255.762972330879" calcext:value-type="float">
            <text:p>255,7629723309</text:p>
          </table:table-cell>
          <table:table-cell table:formula="of:=2*[.B26]+[.B8]" office:value-type="float" office:value="30" calcext:value-type="float">
            <text:p>30</text:p>
          </table:table-cell>
          <table:table-cell table:formula="of:=[.B10]" office:value-type="float" office:value="146.474055338242" calcext:value-type="float">
            <text:p>146,4740553382</text:p>
          </table:table-cell>
          <table:table-cell table:formula="of:=[.B34]-4*[.B26]-[.B8]-[.B9]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Riempimento</text:p>
          </table:table-cell>
          <table:table-cell table:formula="of:=[.B26]" office:value-type="float" office:value="5" calcext:value-type="float">
            <text:p>5</text:p>
          </table:table-cell>
          <table:table-cell table:formula="of:=[.B26]" office:value-type="float" office:value="5" calcext:value-type="float">
            <text:p>5</text:p>
          </table:table-cell>
          <table:table-cell table:formula="of:=[.B33]-2*[.B26]" office:value-type="float" office:value="429" calcext:value-type="float">
            <text:p>429</text:p>
          </table:table-cell>
          <table:table-cell table:formula="of:=[.B34]-2*[.B26]" office:value-type="float" office:value="287" calcext:value-type="float">
            <text:p>28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cremento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Volume 1</text:p>
          </table:table-cell>
          <table:table-cell office:value-type="float" office:value="215" calcext:value-type="float">
            <text:p>215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2</text:p>
          </table:table-cell>
          <table:table-cell table:formula="of:=[.B60]-[.B$58]" office:value-type="float" office:value="200" calcext:value-type="float">
            <text:p>200</text:p>
          </table:table-cell>
          <table:table-cell table:formula="of:=[.C60]-[.C$58]" office:value-type="float" office:value="228" calcext:value-type="float">
            <text:p>228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3</text:p>
          </table:table-cell>
          <table:table-cell table:formula="of:=[.B61]-[.B$58]" office:value-type="float" office:value="185" calcext:value-type="float">
            <text:p>185</text:p>
          </table:table-cell>
          <table:table-cell table:formula="of:=[.C61]-[.C$58]" office:value-type="float" office:value="221" calcext:value-type="float">
            <text:p>221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4</text:p>
          </table:table-cell>
          <table:table-cell table:formula="of:=[.B62]-[.B$58]" office:value-type="float" office:value="170" calcext:value-type="float">
            <text:p>170</text:p>
          </table:table-cell>
          <table:table-cell table:formula="of:=[.C62]-[.C$58]" office:value-type="float" office:value="214" calcext:value-type="float">
            <text:p>214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5</text:p>
          </table:table-cell>
          <table:table-cell table:formula="of:=[.B63]-[.B$58]" office:value-type="float" office:value="155" calcext:value-type="float">
            <text:p>155</text:p>
          </table:table-cell>
          <table:table-cell table:formula="of:=[.C63]-[.C$58]" office:value-type="float" office:value="207" calcext:value-type="float">
            <text:p>207</text:p>
          </table:table-cell>
          <table:table-cell table:number-columns-repeated="2" office:value-type="float" office:value="255" calcext:value-type="float">
            <text:p>255</text:p>
          </table:table-cell>
        </table:table-row>
      </table:table>
      <table:table table:name="tabelle" table:style-name="ta1">
        <table:table-column table:style-name="co4" table:number-columns-repeated="2" table:default-cell-style-name="Default"/>
        <table:table-column table:style-name="co4" table:default-cell-style-name="ce8"/>
        <table:table-column table:style-name="co4" table:default-cell-style-name="Default"/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style-name="ce5" office:value-type="string" calcext:value-type="string" table:number-columns-spanned="4" table:number-rows-spanned="1">
            <text:p>Calcolo dorso</text:p>
          </table:table-cell>
          <table:covered-table-cell/>
          <table:covered-table-cell table:style-name="Default"/>
          <table:covered-table-cell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g/mq</text:p>
          </table:table-cell>
          <table:covered-table-cell table:style-name="Default"/>
          <table:covered-table-cell/>
        </table:table-row>
        <table:table-row table:style-name="ro1">
          <table:table-cell table:style-name="ce6" office:value-type="string" calcext:value-type="string">
            <text:p>pagine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 number:grouping="true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 style:data-style-name="N2" text:time-value="21:07:33.19980365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Zambelli</meta:initial-creator>
    <meta:creation-date>2016-09-12T16:21:50.517828305</meta:creation-date>
    <meta:generator>LibreOffice/5.1.5.2$Linux_X86_64 LibreOffice_project/10m0$Build-2</meta:generator>
    <dc:date>2016-09-14T21:50:02.723403309</dc:date>
    <dc:creator>Daniele Zambelli</dc:creator>
    <meta:editing-duration>PT1H27M24S</meta:editing-duration>
    <meta:editing-cycles>10</meta:editing-cycles>
    <meta:document-statistic meta:table-count="2" meta:cell-count="279" meta:object-count="0"/>
  </office:meta>
</office:document-meta>
</file>